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Droid Sans Devanagari2" svg:font-family="'Droid Sans Devanagari'" style:font-pitch="variable"/>
    <style:font-face style:name="Droid Sans Fallback1" svg:font-family="'Droid Sans Fallbac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Таблица1" style:family="table" style:master-page-name="Standard">
      <style:table-properties style:width="16.701cm" fo:margin-left="-0.191cm" style:page-number="auto" table:align="left" style:writing-mode="lr-tb"/>
    </style:style>
    <style:style style:name="Таблица1.A" style:family="table-column">
      <style:table-column-properties style:column-width="2.847cm"/>
    </style:style>
    <style:style style:name="Таблица1.B" style:family="table-column">
      <style:table-column-properties style:column-width="13.854cm"/>
    </style:style>
    <style:style style:name="Таблица1.1" style:family="table-row">
      <style:table-row-properties style:min-row-height="6.024cm" fo:keep-together="auto"/>
    </style:style>
    <style:style style:name="Таблица1.A1" style:family="table-cell">
      <style:table-cell-properties style:vertical-align="top" fo:padding="0cm" fo:border="none" style:writing-mode="lr-tb"/>
    </style:style>
    <style:style style:name="Таблица2" style:family="table">
      <style:table-properties style:width="17.048cm" fo:margin-left="-0.217cm" table:align="left" style:writing-mode="lr-tb"/>
    </style:style>
    <style:style style:name="Таблица2.A" style:family="table-column">
      <style:table-column-properties style:column-width="0.82cm"/>
    </style:style>
    <style:style style:name="Таблица2.B" style:family="table-column">
      <style:table-column-properties style:column-width="1.182cm"/>
    </style:style>
    <style:style style:name="Таблица2.C" style:family="table-column">
      <style:table-column-properties style:column-width="1.681cm"/>
    </style:style>
    <style:style style:name="Таблица2.D" style:family="table-column">
      <style:table-column-properties style:column-width="1.905cm"/>
    </style:style>
    <style:style style:name="Таблица2.E" style:family="table-column">
      <style:table-column-properties style:column-width="3.493cm"/>
    </style:style>
    <style:style style:name="Таблица2.F" style:family="table-column">
      <style:table-column-properties style:column-width="5.08cm"/>
    </style:style>
    <style:style style:name="Таблица2.G" style:family="table-column">
      <style:table-column-properties style:column-width="2.887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G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line-height="200%"/>
    </style:style>
    <style:style style:name="P2" style:family="paragraph" style:parent-style-name="Standard">
      <style:paragraph-properties fo:line-height="200%" fo:text-align="end" style:justify-single-word="false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text-properties fo:font-size="10pt" style:text-underline-style="solid" style:text-underline-width="auto" style:text-underline-color="font-color" style:font-size-asian="10pt" style:font-size-complex="10pt"/>
    </style:style>
    <style:style style:name="P5" style:family="paragraph" style:parent-style-name="Standard">
      <style:paragraph-properties style:snap-to-layout-grid="false"/>
      <style:text-properties fo:font-size="10pt" style:text-underline-style="solid" style:text-underline-width="auto" style:text-underline-color="font-color" style:font-size-asian="10pt" style:font-size-complex="10pt"/>
    </style:style>
    <style:style style:name="P6" style:family="paragraph" style:parent-style-name="Standard">
      <style:text-properties fo:font-size="10pt" fo:language="en" fo:country="US" style:text-underline-style="solid" style:text-underline-width="auto" style:text-underline-color="font-color" style:font-size-asian="10pt" style:font-size-complex="10pt"/>
    </style:style>
    <style:style style:name="P7" style:family="paragraph" style:parent-style-name="Standard">
      <style:text-properties fo:font-size="10pt" fo:language="none" fo:country="none" style:font-size-asian="10pt" style:font-size-complex="10pt"/>
    </style:style>
    <style:style style:name="P8" style:family="paragraph" style:parent-style-name="Standard">
      <style:text-properties fo:font-size="10pt" fo:language="none" fo:country="none" style:text-underline-style="solid" style:text-underline-width="auto" style:text-underline-color="font-color" officeooo:rsid="0018690a" officeooo:paragraph-rsid="0018690a" style:font-size-asian="10pt" style:font-size-complex="10pt"/>
    </style:style>
    <style:style style:name="P9" style:family="paragraph" style:parent-style-name="Standard">
      <style:text-properties fo:font-size="10pt" fo:language="none" fo:country="none" style:text-underline-style="none" officeooo:rsid="0015363a" officeooo:paragraph-rsid="0015363a" style:font-size-asian="10pt" style:font-size-complex="10pt"/>
    </style:style>
    <style:style style:name="P10" style:family="paragraph" style:parent-style-name="Standard">
      <style:text-properties fo:font-size="10pt" fo:language="none" fo:country="none" style:text-underline-style="none" officeooo:rsid="001664e5" officeooo:paragraph-rsid="0015363a" style:font-size-asian="10pt" style:font-size-complex="10pt"/>
    </style:style>
    <style:style style:name="P11" style:family="paragraph" style:parent-style-name="Standard">
      <style:text-properties fo:font-size="10pt" fo:language="none" fo:country="none" style:text-underline-style="none" officeooo:rsid="001664e5" officeooo:paragraph-rsid="001664e5" style:font-size-asian="10pt" style:font-size-complex="10pt"/>
    </style:style>
    <style:style style:name="P12" style:family="paragraph" style:parent-style-name="Standard">
      <style:text-properties fo:font-size="10pt" fo:language="none" fo:country="none" style:text-underline-style="none" officeooo:rsid="001664e5" officeooo:paragraph-rsid="0018690a" style:font-size-asian="10pt" style:font-size-complex="10pt"/>
    </style:style>
    <style:style style:name="P13" style:family="paragraph" style:parent-style-name="Standard">
      <style:text-properties fo:font-size="10pt" fo:language="none" fo:country="none" style:text-underline-style="none" officeooo:rsid="00184075" officeooo:paragraph-rsid="00184075" style:font-size-asian="10pt" style:font-size-complex="10pt"/>
    </style:style>
    <style:style style:name="P14" style:family="paragraph" style:parent-style-name="Standard">
      <style:text-properties fo:font-size="10pt" fo:language="none" fo:country="none" style:text-underline-style="none" officeooo:rsid="0018690a" officeooo:paragraph-rsid="0018690a" style:font-size-asian="10pt" style:font-size-complex="10pt"/>
    </style:style>
    <style:style style:name="P15" style:family="paragraph" style:parent-style-name="Standard">
      <style:text-properties fo:font-size="10pt" fo:language="none" fo:country="none" style:text-underline-style="none" officeooo:rsid="00192f16" officeooo:paragraph-rsid="00192f16" style:font-size-asian="10pt" style:font-size-complex="10pt"/>
    </style:style>
    <style:style style:name="P16" style:family="paragraph" style:parent-style-name="Standard">
      <style:text-properties fo:font-size="10pt" fo:font-style="italic" style:font-size-asian="10pt" style:font-style-asian="italic" style:font-size-complex="10pt"/>
    </style:style>
    <style:style style:name="P17" style:family="paragraph" style:parent-style-name="Standard">
      <style:paragraph-properties fo:text-align="end" style:justify-single-word="false"/>
    </style:style>
    <style:style style:name="P18" style:family="paragraph" style:parent-style-name="Standard">
      <style:text-properties fo:font-size="9pt" style:font-size-asian="9pt" style:font-size-complex="9pt"/>
    </style:style>
    <style:style style:name="P19" style:family="paragraph" style:parent-style-name="Standard">
      <style:text-properties fo:font-size="9pt" style:text-underline-style="solid" style:text-underline-width="auto" style:text-underline-color="font-color" style:font-size-asian="9pt" style:font-size-complex="9pt"/>
    </style:style>
    <style:style style:name="P20" style:family="paragraph" style:parent-style-name="Standard">
      <style:paragraph-properties fo:text-align="center" style:justify-single-word="false"/>
    </style:style>
    <style:style style:name="P21" style:family="paragraph" style:parent-style-name="Standard">
      <style:text-properties officeooo:paragraph-rsid="00192f16"/>
    </style:style>
    <style:style style:name="P22" style:family="paragraph" style:parent-style-name="Standard">
      <style:paragraph-properties fo:margin-left="0.635cm" fo:margin-right="0cm" fo:text-indent="0cm" style:auto-text-indent="false"/>
    </style:style>
    <style:style style:name="P23" style:family="paragraph" style:parent-style-name="Standard">
      <style:paragraph-properties fo:margin-left="0.635cm" fo:margin-right="0cm" fo:text-indent="0cm" style:auto-text-indent="false"/>
      <style:text-properties fo:font-size="10pt" style:text-underline-style="solid" style:text-underline-width="auto" style:text-underline-color="font-color" style:font-size-asian="10pt" style:font-size-complex="10pt"/>
    </style:style>
    <style:style style:name="P24" style:family="paragraph" style:parent-style-name="Standard">
      <style:paragraph-properties fo:margin-left="0.635cm" fo:margin-right="0cm" fo:text-indent="0cm" style:auto-text-indent="false"/>
      <style:text-properties fo:font-size="10pt" fo:font-style="italic" style:font-size-asian="10pt" style:font-style-asian="italic" style:font-size-complex="10pt"/>
    </style:style>
    <style:style style:name="P25" style:family="paragraph" style:parent-style-name="Standard">
      <style:paragraph-properties fo:margin-left="0.635cm" fo:margin-right="0cm" fo:text-align="end" style:justify-single-word="false" fo:text-indent="0cm" style:auto-text-indent="false"/>
    </style:style>
    <style:style style:name="P26" style:family="paragraph" style:parent-style-name="Standard">
      <style:paragraph-properties fo:margin-left="0.635cm" fo:margin-right="0cm" fo:text-indent="0cm" style:auto-text-indent="false" style:writing-mode="lr-tb"/>
      <style:text-properties fo:font-size="10pt" style:font-size-asian="10pt" style:font-size-complex="10pt"/>
    </style:style>
    <style:style style:name="P27" style:family="paragraph" style:parent-style-name="Standard">
      <style:text-properties style:font-name="Times New Roman" fo:font-size="10pt" style:text-underline-style="solid" style:text-underline-width="auto" style:text-underline-color="font-color" style:font-size-asian="10pt" style:font-name-complex="Times New Roman" style:font-size-complex="10pt"/>
    </style:style>
    <style:style style:name="P28" style:family="paragraph" style:parent-style-name="Standard">
      <style:text-properties fo:font-size="9pt" fo:language="none" fo:country="none" style:font-size-asian="9pt" style:font-size-complex="9pt"/>
    </style:style>
    <style:style style:name="P29" style:family="paragraph" style:parent-style-name="Standard" style:list-style-name="WW8Num1">
      <style:paragraph-properties fo:margin-left="0.635cm" fo:margin-right="0cm" fo:text-indent="-0.635cm" style:auto-text-indent="false">
        <style:tab-stops>
          <style:tab-stop style:position="0.635cm"/>
        </style:tab-stops>
      </style:paragraph-properties>
    </style:style>
    <style:style style:name="P30" style:family="paragraph" style:parent-style-name="Standard" style:list-style-name="WW8Num1">
      <style:paragraph-properties fo:margin-left="0.635cm" fo:margin-right="0cm" fo:text-indent="-0.635cm" style:auto-text-indent="false">
        <style:tab-stops>
          <style:tab-stop style:position="0.635cm"/>
        </style:tab-stops>
      </style:paragraph-properties>
      <style:text-properties officeooo:paragraph-rsid="0015363a"/>
    </style:style>
    <style:style style:name="P31" style:family="paragraph">
      <loext:graphic-properties draw:fill="none" draw:fill-color="#ffffff"/>
      <style:paragraph-properties style:writing-mode="lr-tb"/>
    </style:style>
    <style:style style:name="P32" style:family="paragraph">
      <loext:graphic-properties draw:fill="solid" draw:fill-color="#ffffff"/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none" fo:country="none"/>
    </style:style>
    <style:style style:name="T3" style:family="text">
      <style:text-properties fo:language="none" fo:country="none"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fo:language="none" fo:country="none" style:font-size-asian="10pt" style:font-size-complex="10pt"/>
    </style:style>
    <style:style style:name="T8" style:family="text">
      <style:text-properties fo:font-size="10pt" fo:language="none" fo:country="none" style:text-underline-style="solid" style:text-underline-width="auto" style:text-underline-color="font-color" style:font-size-asian="10pt" style:font-size-complex="10pt"/>
    </style:style>
    <style:style style:name="T9" style:family="text">
      <style:text-properties fo:font-size="10pt" fo:language="none" fo:country="none" style:text-underline-style="solid" style:text-underline-width="auto" style:text-underline-color="font-color" officeooo:rsid="0012d32e" style:font-size-asian="10pt" style:font-size-complex="10pt"/>
    </style:style>
    <style:style style:name="T10" style:family="text">
      <style:text-properties fo:font-size="10pt" fo:language="none" fo:country="none" style:text-underline-style="solid" style:text-underline-width="auto" style:text-underline-color="font-color" officeooo:rsid="00131e45" style:font-size-asian="10pt" style:font-size-complex="10pt"/>
    </style:style>
    <style:style style:name="T11" style:family="text">
      <style:text-properties fo:font-size="10pt" fo:language="none" fo:country="none" style:text-underline-style="solid" style:text-underline-width="auto" style:text-underline-color="font-color" officeooo:rsid="00192f16" style:font-size-asian="10pt" style:font-size-complex="10pt"/>
    </style:style>
    <style:style style:name="T12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13" style:family="text">
      <style:text-properties fo:font-size="10pt" style:text-underline-style="solid" style:text-underline-width="auto" style:text-underline-color="font-color" officeooo:rsid="0012d32e" style:font-size-asian="10pt" style:font-size-complex="10pt"/>
    </style:style>
    <style:style style:name="T14" style:family="text">
      <style:text-properties fo:font-size="10pt" style:text-underline-style="solid" style:text-underline-width="auto" style:text-underline-color="font-color" officeooo:rsid="00131e45" style:font-size-asian="10pt" style:font-size-complex="10pt"/>
    </style:style>
    <style:style style:name="T15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16" style:family="text">
      <style:text-properties fo:font-size="10pt" fo:language="en" fo:country="US" style:font-size-asian="10pt" style:font-size-complex="10pt"/>
    </style:style>
    <style:style style:name="T17" style:family="text">
      <style:text-properties fo:font-size="10pt" fo:language="en" fo:country="US" style:text-underline-style="solid" style:text-underline-width="auto" style:text-underline-color="font-color" style:font-size-asian="10pt" style:font-size-complex="10pt"/>
    </style:style>
    <style:style style:name="T18" style:family="text">
      <style:text-properties fo:font-size="10pt" fo:font-weight="bold" style:font-size-asian="10pt" style:font-weight-asian="bold" style:font-size-complex="10pt" style:font-weight-complex="bold"/>
    </style:style>
    <style:style style:name="T19" style:family="text">
      <style:text-properties fo:font-size="10pt" fo:font-style="italic" style:font-size-asian="10pt" style:font-style-asian="italic" style:font-size-complex="10pt"/>
    </style:style>
    <style:style style:name="T20" style:family="text">
      <style:text-properties fo:font-size="10pt" fo:font-style="italic" fo:font-weight="bold" style:font-size-asian="10pt" style:font-style-asian="italic" style:font-weight-asian="bold" style:font-size-complex="10pt" style:font-weight-complex="bold"/>
    </style:style>
    <style:style style:name="T21" style:family="text">
      <style:text-properties style:font-name="Times New Roman" fo:font-size="10pt" fo:language="en" fo:country="US" style:text-underline-style="solid" style:text-underline-width="auto" style:text-underline-color="font-color" officeooo:rsid="00131e45" style:font-size-asian="10pt" style:font-name-complex="Times New Roman" style:font-size-complex="10pt"/>
    </style:style>
    <style:style style:name="T22" style:family="text">
      <style:text-properties style:font-name="Times New Roman" fo:font-size="10pt" fo:language="en" fo:country="US" style:text-underline-style="solid" style:text-underline-width="auto" style:text-underline-color="font-color" officeooo:rsid="00146e2a" style:font-size-asian="10pt" style:font-name-complex="Times New Roman" style:font-size-complex="10pt"/>
    </style:style>
    <style:style style:name="T23" style:family="text">
      <style:text-properties style:font-name="Times New Roman" fo:font-size="10pt" fo:language="en" fo:country="US" style:text-underline-style="solid" style:text-underline-width="auto" style:text-underline-color="font-color" officeooo:rsid="0015363a" style:font-size-asian="10pt" style:font-name-complex="Times New Roman" style:font-size-complex="10pt"/>
    </style:style>
    <style:style style:name="T24" style:family="text">
      <style:text-properties fo:font-size="9pt" fo:language="none" fo:country="none" style:font-size-asian="9pt" style:font-size-complex="9pt"/>
    </style:style>
    <style:style style:name="T25" style:family="text">
      <style:text-properties fo:font-size="9pt" fo:language="none" fo:country="none" officeooo:rsid="00192f16" style:font-size-asian="9pt" style:font-size-complex="9pt"/>
    </style:style>
    <style:style style:name="T26" style:family="text">
      <style:text-properties officeooo:rsid="0015363a"/>
    </style:style>
    <style:style style:name="T27" style:family="text">
      <style:text-properties officeooo:rsid="00184075"/>
    </style:style>
    <style:style style:name="T28" style:family="text">
      <style:text-properties officeooo:rsid="00192f16"/>
    </style:style>
    <style:style style:name="gr1" style:family="graphic">
      <style:graphic-properties style:run-through="foreground" style:wrap="run-through" style:number-wrapped-paragraphs="no-limit" style:vertical-pos="from-top" style:horizontal-pos="from-left" style:horizontal-rel="char" draw:wrap-influence-on-position="once-concurrent" style:flow-with-text="false"/>
    </style:style>
    <style:style style:name="gr2" style:family="graphic">
      <style:graphic-properties draw:stroke="none" draw:fill="none" draw:fill-color="#ffffff" draw:textarea-horizontal-align="left" draw:textarea-vertical-align="middle" draw:auto-grow-height="false" fo:min-height="1.559cm" fo:min-width="0.829cm" fo:padding-top="0.229cm" fo:padding-bottom="0.229cm" fo:padding-left="0.441cm" fo:padding-right="0.441cm" fo:wrap-option="no-wrap" draw:shadow-color="#808080" style:run-through="foreground"/>
    </style:style>
    <style:style style:name="gr3" style:family="graphic">
      <style:graphic-properties draw:stroke="solid" svg:stroke-width="0.026cm" svg:stroke-color="#000000" svg:stroke-opacity="100%" draw:stroke-linejoin="round" svg:stroke-linecap="square" draw:fill="solid" draw:fill-color="#ffffff" draw:textarea-horizontal-align="left" draw:textarea-vertical-align="middle" draw:auto-grow-height="false" fo:min-height="1.559cm" fo:min-width="0.829cm" fo:padding-top="0.229cm" fo:padding-bottom="0.229cm" fo:padding-left="0.441cm" fo:padding-right="0.441cm" fo:wrap-option="no-wrap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Standard"><draw:g text:anchor-type="as-char" svg:y="0cm" draw:z-index="0" draw:style-name="gr1"><draw:custom-shape draw:style-name="gr2" draw:text-style-name="P31" svg:width="1.712cm" svg:height="2.019cm" svg:x="0cm" svg:y="0cm"><text:p/><draw:enhanced-geometry svg:viewBox="0 0 21600 21600" draw:type="rectangle" draw:enhanced-path="M 0 0 L 21600 0 21600 21600 0 21600 0 0 Z N"/></draw:custom-shape><draw:custom-shape draw:style-name="gr3" draw:text-style-name="P32" svg:width="1.712cm" svg:height="2.019cm" svg:x="0cm" svg:y="0cm"><text:p/><draw:enhanced-geometry svg:viewBox="0 0 21600 21600" draw:type="rectangle" draw:enhanced-path="M 0 0 L 21600 0 21600 21600 0 21600 0 0 Z N"/></draw:custom-shape></draw:g></text:p>
          </table:table-cell>
          <table:table-cell table:style-name="Таблица1.A1" office:value-type="string">
            <text:p text:style-name="P1"><text:span text:style-name="T1">Отчёт по лабораторной работе</text:span> №<text:span text:style-name="T2">1-2</text:span> по курсу <text:span text:style-name="T4"><text:tab/><text:tab/></text:span><text:span text:style-name="T3">1</text:span><text:span text:style-name="T4"><text:tab/></text:span><text:span text:style-name="T5">-</text:span></text:p>
            <text:p text:style-name="P2"><text:span text:style-name="T6">студента группы </text:span><text:span text:style-name="T7">108</text:span><text:span text:style-name="T12"><text:tab/></text:span><text:span text:style-name="T6"> <text:s text:c="2"/></text:span><text:span text:style-name="T12"><text:tab/>Саженова К.С.<text:tab/><text:tab/></text:span><text:span text:style-name="T6">, № по списку <text:s/></text:span><text:span text:style-name="T12"><text:tab/></text:span><text:span text:style-name="T8">22</text:span><text:span text:style-name="T12"><text:tab/></text:span></text:p>
            <text:p text:style-name="P2"><text:span text:style-name="T6">Адреса </text:span><text:span text:style-name="T16">www</text:span><text:span text:style-name="T6">, </text:span><text:span text:style-name="T16">e</text:span><text:span text:style-name="T6">-</text:span><text:span text:style-name="T16">mail</text:span><text:span text:style-name="T6">, </text:span><text:span text:style-name="T16">jabber</text:span><text:span text:style-name="T6">, </text:span><text:span text:style-name="T16">skype</text:span><text:span text:style-name="T6"> </text:span><text:span text:style-name="T12"><text:tab/></text:span><text:span text:style-name="T8">sakost01@gmail.com</text:span><text:span text:style-name="T12"><text:tab/><text:tab/><text:tab/></text:span></text:p>
            <text:p text:style-name="P2"><text:span text:style-name="T6">Работа выполнена: “</text:span><text:span text:style-name="T7">22</text:span><text:span text:style-name="T12"><text:tab/></text:span><text:span text:style-name="T6">“ </text:span><text:span text:style-name="T12"><text:tab/>сентября<text:tab/></text:span><text:span text:style-name="T6"> 20</text:span><text:span text:style-name="T7">19</text:span><text:span text:style-name="T12"><text:tab/></text:span><text:span text:style-name="T6">г.<text:tab/><text:tab/></text:span></text:p>
            <text:p text:style-name="P2"><text:span text:style-name="T6">Преподаватель:</text:span><text:span text:style-name="T12"><text:tab/><text:tab/></text:span><text:span text:style-name="T6"> каф.806 </text:span><text:span text:style-name="T12"><text:tab/><text:tab/><text:tab/><text:tab/><text:tab/></text:span></text:p>
            <text:p text:style-name="P2"><text:span text:style-name="T6">Входной контроль знаний с оценкой </text:span><text:span text:style-name="T12"><text:tab/><text:tab/><text:tab/><text:tab/><text:tab/></text:span></text:p>
            <text:p text:style-name="P2"><text:span text:style-name="T6">Отчёт сдан “</text:span><text:span text:style-name="T12"><text:tab/></text:span><text:span text:style-name="T6">“ </text:span><text:span text:style-name="T12"><text:tab/><text:tab/></text:span><text:span text:style-name="T6"> 20</text:span><text:span text:style-name="T12"><text:tab/></text:span><text:span text:style-name="T6">г., итоговая оценка </text:span><text:span text:style-name="T12"><text:tab/><text:tab/></text:span></text:p>
            <text:p text:style-name="P2"><text:span text:style-name="T6">Подпись преподавателя </text:span><text:span text:style-name="T12"><text:tab/><text:tab/><text:tab/><text:tab/></text:span></text:p>
          </table:table-cell>
        </table:table-row>
      </table:table>
      <text:p text:style-name="Standard"/>
      <text:list xml:id="list1389353709" text:style-name="WW8Num1">
        <text:list-item>
          <text:p text:style-name="P29"><text:span text:style-name="T18">Тема</text:span><text:span text:style-name="T6">: <text:s/></text:span><text:span text:style-name="T12"><text:tab/></text:span><text:span text:style-name="T13">Сети и телекоммуникации в ОС </text:span><text:span text:style-name="T9">Unix</text:span><text:span text:style-name="T12"><text:tab/><text:tab/><text:tab/><text:tab/><text:tab/><text:tab/><text:tab/><text:tab/><text:tab/><text:tab/><text:tab/><text:tab/><text:tab/><text:tab/><text:tab/><text:tab/><text:tab/><text:tab/><text:tab/><text:tab/></text:span></text:p>
        </text:list-item>
      </text:list>
      <text:p text:style-name="P4"/>
      <text:list xml:id="list102440156685293" text:continue-numbering="true" text:style-name="WW8Num1">
        <text:list-item>
          <text:p text:style-name="P29"><text:span text:style-name="T18">Цель работы</text:span><text:span text:style-name="T6">: <text:s/></text:span><text:span text:style-name="T12"><text:tab/></text:span><text:span text:style-name="T9">изучение ра</text:span><text:span text:style-name="T10">зличных команд для взаимодействия с удалённой машиной</text:span><text:span text:style-name="T12"><text:tab/><text:tab/><text:tab/><text:tab/><text:tab/><text:tab/><text:tab/><text:tab/><text:tab/><text:tab/><text:tab/><text:tab/><text:tab/><text:tab/></text:span></text:p>
        </text:list-item>
      </text:list>
      <text:p text:style-name="P4"/>
      <text:list xml:id="list102438798073552" text:continue-numbering="true" text:style-name="WW8Num1">
        <text:list-item>
          <text:p text:style-name="P29"><text:span text:style-name="T18">Задание</text:span><text:span text:style-name="T6"> (</text:span><text:span text:style-name="T19">вариант №</text:span><text:span text:style-name="T6"><text:tab/></text:span><text:span text:style-name="T7">22</text:span><text:span text:style-name="T6"> <text:s/>): <text:s/></text:span><text:span text:style-name="T12"><text:tab/></text:span><text:span text:style-name="T14">Изучить и применить на практике команды для установки соединения с удалённой машиной, а так же команды для обмена файлами между локальной машиной и сервером</text:span></text:p>
        </text:list-item>
      </text:list>
      <text:p text:style-name="P4"/>
      <text:list xml:id="list102439356114750" text:continue-numbering="true" text:style-name="WW8Num1">
        <text:list-item>
          <text:p text:style-name="P29"><text:span text:style-name="T18">Оборудование</text:span><text:span text:style-name="T6"> (</text:span><text:span text:style-name="T19">лабораторное</text:span><text:span text:style-name="T6">):</text:span></text:p>
        </text:list-item>
      </text:list>
      <text:p text:style-name="P22"><text:span text:style-name="T6">ЭВМ </text:span><text:span text:style-name="T12"><text:tab/></text:span><text:span text:style-name="T17">PC</text:span><text:span text:style-name="T12"><text:tab/></text:span><text:span text:style-name="T6">, процессор </text:span><text:span text:style-name="T12"><text:tab/></text:span><text:span text:style-name="T17">Intel Core i7-3770 CPU @ 3,4</text:span><text:span text:style-name="T12"><text:tab/></text:span><text:span text:style-name="T6">, имя узла сети</text:span><text:span text:style-name="T12"><text:tab/></text:span><text:span text:style-name="T17"> alice22</text:span><text:span text:style-name="T12"><text:tab/></text:span><text:span text:style-name="T6"> с ОП </text:span><text:span text:style-name="T12"><text:tab/></text:span><text:span text:style-name="T17">16384</text:span><text:span text:style-name="T12"><text:tab/> <text:s text:c="8"/></text:span><text:span text:style-name="T6"><text:s/>МБ</text:span></text:p>
      <text:p text:style-name="P22"><text:span text:style-name="T6">НМД </text:span><text:span text:style-name="T12"><text:tab/></text:span><text:span text:style-name="T17">346</text:span><text:span text:style-name="T12"><text:tab/></text:span><text:span text:style-name="T6"> ГБ. <text:s/>Терминал </text:span><text:span text:style-name="T12"><text:tab/></text:span><text:span text:style-name="T17">GNOME </text:span><text:span text:style-name="T12"><text:tab/></text:span><text:span text:style-name="T6"> адрес </text:span><text:span text:style-name="T12"><text:tab/></text:span><text:span text:style-name="T8">192.168.2.250</text:span><text:span text:style-name="T12"><text:tab/></text:span><text:span text:style-name="T6">. Принтер </text:span><text:span text:style-name="T12">отсутствует<text:tab/></text:span></text:p>
      <text:p text:style-name="P22"><text:span text:style-name="T6">Другие устройства </text:span><text:span text:style-name="T12"><text:tab/>отсутствуют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3"/>
      <text:p text:style-name="P24">Оборудование ПЭВМ студента, если использовалось:</text:p>
      <text:p text:style-name="P22"><text:span text:style-name="T6">Процессор </text:span><text:span text:style-name="T12"><text:tab/><text:tab/></text:span><text:span text:style-name="T8">Intel i3-2330M CPU @ 2,2</text:span><text:span text:style-name="T12"><text:tab/></text:span><text:span text:style-name="T6">, ОП </text:span><text:span text:style-name="T12"><text:tab/></text:span><text:span text:style-name="T8">4096</text:span><text:span text:style-name="T12"><text:tab/></text:span><text:span text:style-name="T6"> МБ, НМД </text:span><text:span text:style-name="T8">284</text:span><text:span text:style-name="T6"> ГБ. Монитор </text:span><text:span text:style-name="T12"><text:tab/></text:span><text:span text:style-name="T8">жидко-кристаллический</text:span><text:span text:style-name="T17"><text:tab/></text:span></text:p>
      <text:p text:style-name="P22"><text:span text:style-name="T6">Другие устройства </text:span><text:span text:style-name="T12"><text:tab/>отсутствуют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6"/>
      <text:list xml:id="list102438647181574" text:continue-numbering="true" text:style-name="WW8Num1">
        <text:list-item>
          <text:p text:style-name="P29"><text:span text:style-name="T18">Программное обеспечение</text:span><text:span text:style-name="T6"> (</text:span><text:span text:style-name="T19">лабораторное</text:span><text:span text:style-name="T6">):</text:span></text:p>
        </text:list-item>
      </text:list>
      <text:p text:style-name="P22"><text:span text:style-name="T6">Операционная система семейства </text:span><text:span text:style-name="T12"><text:tab/></text:span><text:span text:style-name="T17">Linux</text:span><text:span text:style-name="T12"><text:tab/></text:span><text:span text:style-name="T6">, наименование </text:span><text:span text:style-name="T12"><text:tab/><text:tab/></text:span><text:span text:style-name="T17">Ubuntu</text:span><text:span text:style-name="T12"><text:tab/><text:tab/></text:span><text:span text:style-name="T6"> версия </text:span><text:span text:style-name="T12"><text:tab/></text:span><text:span text:style-name="T8">18.04.3</text:span><text:span text:style-name="T12"><text:tab/></text:span></text:p>
      <text:p text:style-name="P22"><text:span text:style-name="T6">Интерпретатор команд </text:span><text:span text:style-name="T12"><text:tab/><text:tab/></text:span><text:span text:style-name="T17">bash</text:span><text:span text:style-name="T12"><text:tab/><text:tab/><text:tab/><text:tab/><text:tab/></text:span><text:span text:style-name="T6"> версия </text:span><text:span text:style-name="T12"><text:tab/></text:span><text:span text:style-name="T8">4.4.19</text:span><text:span text:style-name="T12"><text:tab/><text:tab/></text:span></text:p>
      <text:p text:style-name="P22"><text:span text:style-name="T6">Система программирования </text:span><text:span text:style-name="T12"><text:tab/>-<text:tab/><text:tab/><text:tab/><text:tab/><text:tab/></text:span><text:span text:style-name="T6"> версия </text:span><text:span text:style-name="T12"><text:tab/><text:tab/><text:tab/></text:span></text:p>
      <text:p text:style-name="P22"><text:span text:style-name="T6">Редактор текстов </text:span><text:span text:style-name="T12"><text:tab/></text:span><text:span text:style-name="T17">emacs</text:span><text:span text:style-name="T12"><text:tab/><text:tab/><text:tab/><text:tab/><text:tab/><text:tab/><text:tab/></text:span><text:span text:style-name="T6"> версия </text:span><text:span text:style-name="T12"><text:tab/><text:tab/><text:tab/></text:span></text:p>
      <text:p text:style-name="P22"><text:span text:style-name="T6">Утилиты операционной системы </text:span><text:span text:style-name="T12"><text:tab/><text:tab/></text:span><text:span text:style-name="T17"> </text:span><text:span text:style-name="T12"><text:tab/><text:tab/><text:tab/><text:tab/><text:tab/><text:tab/><text:tab/><text:tab/><text:tab/><text:tab/><text:tab/><text:tab/><text:tab/><text:tab/><text:tab/><text:tab/><text:tab/><text:tab/><text:tab/><text:tab/></text:span></text:p>
      <text:p text:style-name="P22"><text:span text:style-name="T6">Прикладные системы и программы </text:span><text:span text:style-name="T12"><text:tab/></text:span><text:span text:style-name="T17">-</text:span><text:span text:style-name="T12"><text:tab/><text:tab/><text:tab/><text:tab/><text:tab/><text:tab/><text:tab/><text:tab/></text:span></text:p>
      <text:p text:style-name="P22"><text:span text:style-name="T6">Местонахождения и имена файлов программ и данных </text:span><text:span text:style-name="T12"><text:tab/><text:tab/><text:tab/><text:tab/><text:tab/><text:tab/><text:tab/><text:tab/><text:tab/><text:tab/><text:tab/><text:tab/><text:tab/><text:tab/><text:tab/><text:tab/><text:tab/><text:tab/><text:tab/></text:span></text:p>
      <text:p text:style-name="P23"/>
      <text:p text:style-name="P24">Программное обеспечение ЭВМ студента, если использовалось:</text:p>
      <text:p text:style-name="P22"><text:span text:style-name="T6">Операционная система семейства </text:span><text:span text:style-name="T12"><text:tab/></text:span><text:span text:style-name="T8">Linux</text:span><text:span text:style-name="T12"><text:tab/></text:span><text:span text:style-name="T6">, наименование </text:span><text:span text:style-name="T12"><text:tab/><text:tab/></text:span><text:span text:style-name="T8">Manjaro</text:span><text:span text:style-name="T12"><text:tab/><text:tab/></text:span><text:span text:style-name="T6"> версия </text:span><text:span text:style-name="T12"><text:tab/></text:span><text:span text:style-name="T8">18.1.0</text:span><text:span text:style-name="T12"><text:tab/></text:span></text:p>
      <text:p text:style-name="P22"><text:span text:style-name="T6">Интерпретатор команд </text:span><text:span text:style-name="T12"><text:tab/><text:tab/></text:span><text:span text:style-name="T8">bash</text:span><text:span text:style-name="T12"><text:tab/><text:tab/><text:tab/><text:tab/><text:tab/></text:span><text:span text:style-name="T6"> версия </text:span><text:span text:style-name="T12"><text:tab/></text:span><text:span text:style-name="T8">4.19.69-1</text:span><text:span text:style-name="T12"><text:tab/></text:span></text:p>
      <text:p text:style-name="P22"><text:span text:style-name="T6">Система программирования </text:span><text:span text:style-name="T12"><text:tab/>-<text:tab/><text:tab/><text:tab/><text:tab/><text:tab/></text:span><text:span text:style-name="T6"> версия </text:span><text:span text:style-name="T12"><text:tab/><text:tab/><text:tab/></text:span></text:p>
      <text:p text:style-name="P22"><text:span text:style-name="T6">Редактор текстов </text:span><text:span text:style-name="T12"><text:tab/><text:tab/><text:tab/></text:span><text:span text:style-name="T8">vim</text:span><text:span text:style-name="T12"><text:tab/><text:tab/><text:tab/><text:tab/><text:tab/></text:span><text:span text:style-name="T6"> версия </text:span><text:span text:style-name="T12"><text:tab/></text:span><text:span text:style-name="T8">8.1.1906-1</text:span><text:span text:style-name="T12"><text:tab/></text:span></text:p>
      <text:p text:style-name="P22"><text:span text:style-name="T6">Утилиты операционной системы </text:span><text:span text:style-name="T12"><text:tab/></text:span><text:span text:style-name="T21">scp, ssh, tar, ping</text:span><text:span text:style-name="T22">, </text:span><text:span text:style-name="T23">sftp</text:span><text:span text:style-name="T12"><text:tab/><text:tab/><text:tab/><text:tab/><text:tab/><text:tab/></text:span></text:p>
      <text:p text:style-name="P22"><text:span text:style-name="T6">Прикладные системы и программы </text:span><text:span text:style-name="T12"><text:tab/><text:tab/><text:tab/><text:tab/><text:tab/><text:tab/><text:tab/><text:tab/><text:tab/></text:span></text:p>
      <text:p text:style-name="P22"><text:span text:style-name="T6">Местонахождения и имена файлов программ и данных </text:span><text:span text:style-name="T12"><text:tab/><text:tab/><text:tab/><text:tab/><text:tab/><text:tab/><text:tab/><text:tab/><text:tab/><text:tab/><text:tab/><text:tab/><text:tab/><text:tab/><text:tab/><text:tab/><text:tab/><text:tab/><text:tab/></text:span></text:p>
      <text:list xml:id="list102439898184165" text:continue-numbering="true" text:style-name="WW8Num1">
        <text:list-item>
          <text:p text:style-name="P29"><text:span text:style-name="T18">Идея, метод, алгоритм</text:span><text:span text:style-name="T6"> решения задачи (в формах: словесной, псевдокода, графической [блок-схема, диаграмма, рисунок, таблица] или формальное описание с пред- и постусловиями)</text:span></text:p>
        </text:list-item>
      </text:list>
      <text:p text:style-name="P27"/>
      <text:p text:style-name="P27"/>
      <text:p text:style-name="P26"/>
      <text:list xml:id="list102439553092082" text:continue-numbering="true" text:style-name="WW8Num1">
        <text:list-item>
          <text:p text:style-name="P30"><text:soft-page-break/><text:span text:style-name="T18">Сценарий выполнения работы</text:span><text:span text:style-name="T6"> [план работы, первоначальный текст программы в черновике (можно на отдельном листе) и тесты, либо соображения по тестированию].</text:span></text:p>
        </text:list-item>
      </text:list>
      <text:p text:style-name="P10"/>
      <text:p text:style-name="P9">ping <text:a xlink:type="simple" xlink:href="mailto:stud@13.93.89.143" text:style-name="Internet_20_link" text:visited-style-name="Visited_20_Internet_20_Link">13.93.89.143</text:a></text:p>
      <text:p text:style-name="P9">ssh <text:a xlink:type="simple" xlink:href="mailto:stud@13.93.89.143" text:style-name="Internet_20_link" text:visited-style-name="Visited_20_Internet_20_Link">stud@13.93.89.143</text:a></text:p>
      <text:p text:style-name="P11">cd code22</text:p>
      <text:p text:style-name="P12">ls -alhF</text:p>
      <text:p text:style-name="P11">mkdir test</text:p>
      <text:p text:style-name="P11"><text:span text:style-name="T27">cp</text:span> *.js* test/</text:p>
      <text:p text:style-name="P11">pax -w -x tar <text:s/>test &gt; arch.tar</text:p>
      <text:p text:style-name="P15">rm -rf test/</text:p>
      <text:p text:style-name="P11">exit</text:p>
      <text:p text:style-name="P11">scp <text:a xlink:type="simple" xlink:href="mailto:stud@13.93.89.143" text:style-name="Internet_20_link" text:visited-style-name="Visited_20_Internet_20_Link"><text:span text:style-name="T26">stud@13.93.89.143</text:span></text:a><text:span text:style-name="T26">:/</text:span>home/stud/code22/arch.tar .</text:p>
      <text:p text:style-name="P11">tar -tvf arch.tar</text:p>
      <text:p text:style-name="P11">tar -xf arch.tar</text:p>
      <text:p text:style-name="P13">cd test/</text:p>
      <text:p text:style-name="P13">rm settings.js</text:p>
      <text:p text:style-name="P14">mv main.js test_main.js</text:p>
      <text:p text:style-name="P14">cd ..</text:p>
      <text:p text:style-name="P14">tar -czf test.tar.gz test/</text:p>
      <text:p text:style-name="P14">sftp <text:a xlink:type="simple" xlink:href="mailto:stud@13.93.89.143" text:style-name="Internet_20_link" text:visited-style-name="Visited_20_Internet_20_Link">stud@</text:a><text:a xlink:type="simple" xlink:href="mailto:stud@13.93.89.143" text:style-name="Internet_20_link" text:visited-style-name="Visited_20_Internet_20_Link"><text:span text:style-name="T26">13.93.89.143</text:span></text:a></text:p>
      <text:p text:style-name="P14">cd code22</text:p>
      <text:p text:style-name="P14">put test.tar.gz</text:p>
      <text:p text:style-name="P14">exit</text:p>
      <text:p text:style-name="P14">ssh <text:a xlink:type="simple" xlink:href="mailto:stud@13.93.89.143" text:style-name="Internet_20_link" text:visited-style-name="Visited_20_Internet_20_Link">stud@</text:a><text:a xlink:type="simple" xlink:href="mailto:stud@13.93.89.143" text:style-name="Internet_20_link" text:visited-style-name="Visited_20_Internet_20_Link"><text:span text:style-name="T26">13.93.89.143</text:span></text:a></text:p>
      <text:p text:style-name="P14">cd code22</text:p>
      <text:p text:style-name="P14">tar -xzf test.tar.gz</text:p>
      <text:p text:style-name="P14">ls -alhF <text:span text:style-name="T28">test/</text:span></text:p>
      <text:p text:style-name="P8">exit</text:p>
      <text:p text:style-name="P8">exit</text:p>
      <text:p text:style-name="P7"/>
      <text:p text:style-name="P3"/>
      <text:p text:style-name="Standard"><text:span text:style-name="T19">Пункты 1-7 отчёта составляются </text:span><text:span text:style-name="T20">строго до</text:span><text:span text:style-name="T19"> начала лабораторной работы.</text:span></text:p>
      <text:p text:style-name="P16"/>
      <text:p text:style-name="P17"><text:span text:style-name="T6">Допущен к выполнению работы. Подпись преподавателя </text:span><text:span text:style-name="T12"><text:tab/><text:tab/><text:tab/><text:tab/></text:span></text:p>
      <text:list xml:id="list102439905330111" text:continue-numbering="true" text:style-name="WW8Num1">
        <text:list-item>
          <text:p text:style-name="P29"><text:span text:style-name="T18">Распечатка протокола</text:span><text:span text:style-name="T6"> (подклеить листинг окончательного варианта программы с текстовыми примерами, подписанный преподавателем)</text:span></text:p>
        </text:list-item>
      </text:list>
      <text:p text:style-name="P19"/>
      <text:p text:style-name="P19"/>
      <text:p text:style-name="P28">[sakost@sakost-pc ~]$ ping 13.93.89.143</text:p>
      <text:p text:style-name="P28">PING 13.93.89.143 (13.93.89.143) 56(84) bytes of data.</text:p>
      <text:p text:style-name="P28">^C</text:p>
      <text:p text:style-name="P28">--- 13.93.89.143 ping statistics ---</text:p>
      <text:p text:style-name="P28">2 packets transmitted, 0 received, 100% packet loss, time 14ms</text:p>
      <text:p text:style-name="P28"/>
      <text:p text:style-name="P28">[sakost@sakost-pc ~]$ ssh stud@13.93.89.143</text:p>
      <text:p text:style-name="P28">stud@13.93.89.143's password: </text:p>
      <text:p text:style-name="P28">Welcome to Ubuntu 18.04.3 LTS (GNU/Linux 5.0.0-1018-azure x86_64)</text:p>
      <text:p text:style-name="P28"/>
      <text:p text:style-name="P28"><text:s/>* Documentation: <text:s/>https://help.ubuntu.com</text:p>
      <text:p text:style-name="P28"><text:s/>* Management: <text:s text:c="4"/>https://landscape.canonical.com</text:p>
      <text:p text:style-name="P28"><text:s/>* Support: <text:s text:c="7"/>https://ubuntu.com/advantage</text:p>
      <text:p text:style-name="P28"/>
      <text:p text:style-name="P28"><text:s text:c="2"/>System information as of Mon Sep 23 21:37:30 UTC 2019</text:p>
      <text:p text:style-name="P28"/>
      <text:p text:style-name="P28"><text:s text:c="2"/>System load: <text:s/>0.04 <text:s text:c="13"/>Processes: <text:s text:c="10"/>138</text:p>
      <text:p text:style-name="P28"><text:s text:c="2"/>Usage of /: <text:s text:c="2"/>6.6% of 28.90GB <text:s text:c="2"/>Users logged in: <text:s text:c="4"/>1</text:p>
      <text:p text:style-name="P28"><text:s text:c="2"/>Memory usage: 3% <text:s text:c="15"/>IP address for eth0: 10.0.1.4</text:p>
      <text:p text:style-name="P28"><text:s text:c="2"/>Swap usage: <text:s text:c="2"/>0%</text:p>
      <text:p text:style-name="P28"/>
      <text:p text:style-name="P28"><text:s/>* Congrats to the Kubernetes community on 1.16 beta 1! Now available</text:p>
      <text:p text:style-name="P28"><text:s text:c="3"/>in MicroK8s for evaluation and testing, with upgrades to RC and GA</text:p>
      <text:p text:style-name="P28"/>
      <text:p text:style-name="P28"><text:s text:c="5"/>snap info microk8s</text:p>
      <text:p text:style-name="P28"/>
      <text:p text:style-name="P28"><text:s/>* Canonical Livepatch is available for installation.</text:p>
      <text:p text:style-name="P28"><text:s text:c="3"/>- Reduce system reboots and improve kernel security. Activate at:</text:p>
      <text:p text:style-name="P28"><text:s text:c="5"/>https://ubuntu.com/livepatch</text:p>
      <text:p text:style-name="P28"/>
      <text:p text:style-name="P28">7 packages can be updated.</text:p>
      <text:p text:style-name="P28">0 updates are security updates.</text:p>
      <text:p text:style-name="P28"><text:soft-page-break/></text:p>
      <text:p text:style-name="P28"/>
      <text:p text:style-name="P28">*** System restart required ***</text:p>
      <text:p text:style-name="P28">Last login: Mon Sep 23 21:23:54 2019 from 85.143.228.138</text:p>
      <text:p text:style-name="P28">stud@ubuntumsft:~$ cd code22/</text:p>
      <text:p text:style-name="P28">stud@ubuntumsft:~/code22$ ls -alhF</text:p>
      <text:p text:style-name="P28">total 1.1M</text:p>
      <text:p text:style-name="P28">drwxrwxr-x <text:s/>2 stud stud 4.0K Sep 23 21:10 ./</text:p>
      <text:p text:style-name="P28">drwxr-xr-x 39 stud stud 4.0K Sep 23 21:18 ../</text:p>
      <text:p text:style-name="P28">-rw-rw-r-- <text:s/>1 stud stud <text:s/>12K Sep <text:s/>8 12:29 LICENSE.txt</text:p>
      <text:p text:style-name="P28">-rw-rw-r-- <text:s/>1 stud stud 3.0K Sep <text:s/>8 12:29 README.md</text:p>
      <text:p text:style-name="P28">-rw-rw-r-- <text:s/>1 stud stud 9.4K Sep <text:s/>8 12:29 ReleaseNotes.html</text:p>
      <text:p text:style-name="P28">-rw-rw-r-- <text:s/>1 stud stud 1.6K Sep <text:s/>8 12:29 ThirdPartyNotices.txt</text:p>
      <text:p text:style-name="P28">-rw-rw-r-- <text:s/>1 stud stud <text:s/>609 Sep <text:s/>8 12:29 c_cpp_properties.json</text:p>
      <text:p text:style-name="P28">-rw-rw-r-- <text:s/>1 stud stud <text:s/>508 Sep <text:s/>8 12:29 code.cpp</text:p>
      <text:p text:style-name="P28">-rw-rw-r-- <text:s/>1 stud stud <text:s text:c="2"/>81 Sep <text:s/>8 12:29 cpp.hint</text:p>
      <text:p text:style-name="P28">-rw-rw-r-- <text:s/>1 stud stud <text:s/>157 Sep <text:s/>8 12:29 cpptools.json</text:p>
      <text:p text:style-name="P28">-rw-rw-r-- <text:s/>1 stud stud 9.0K Sep <text:s/>8 12:29 dotnet_library_license.txt</text:p>
      <text:p text:style-name="P28">-rw-rw-r-- <text:s/>1 stud stud <text:s/>618 Sep <text:s/>8 12:29 ev-metadata.xml</text:p>
      <text:p text:style-name="P28">-rw-rw-r-- <text:s/>1 stud stud <text:s/>229 Sep <text:s/>8 12:29 loop.cpp</text:p>
      <text:p text:style-name="P28">-rw-rw-r-- <text:s/>1 stud stud 533K Sep <text:s/>8 12:29 main.js</text:p>
      <text:p text:style-name="P28">-rw-rw-r-- <text:s/>1 stud stud 447K Sep <text:s/>8 12:29 msvcp140.dll</text:p>
      <text:p text:style-name="P28">-rw-rw-r-- <text:s/>1 stud stud 1.7K Sep <text:s/>8 12:29 package.json</text:p>
      <text:p text:style-name="P28">-rw-rw-r-- <text:s/>1 stud stud 1.6K Sep <text:s/>8 12:29 runtime.json</text:p>
      <text:p text:style-name="P28">-rw-rw-r-- <text:s/>1 stud stud 4.5K Sep <text:s/>8 12:29 settings.js</text:p>
      <text:p text:style-name="P28">stud@ubuntumsft:~/code22$ mkdir test</text:p>
      <text:p text:style-name="P28">stud@ubuntumsft:~/code22$ cp *.js* test/</text:p>
      <text:p text:style-name="P28">stud@ubuntumsft:~/code22$ pax -w -x tar test/ &gt; arch.tar</text:p>
      <text:p text:style-name="P21"><text:span text:style-name="T24">stud@ubuntumsft:~/code22$ </text:span><text:span text:style-name="T25">rm -rf test/</text:span></text:p>
      <text:p text:style-name="P28">stud@ubuntumsft:~/code22$ exit</text:p>
      <text:p text:style-name="P28">logout</text:p>
      <text:p text:style-name="P28">Connection to 13.93.89.143 closed.</text:p>
      <text:p text:style-name="P28">[sakost@sakost-pc ~]$ scp stud@13.93.89.143:/home/stud/code22/arch.tar .</text:p>
      <text:p text:style-name="P28">stud@13.93.89.143's password: </text:p>
      <text:p text:style-name="P28">arch.tar <text:s text:c="39"/>100% <text:s/>550KB <text:s text:c="2"/>1.0MB/s <text:s text:c="2"/>00:00 <text:s text:c="3"/></text:p>
      <text:p text:style-name="P28">[sakost@sakost-pc ~]$ tar -tvf arch.tar </text:p>
      <text:p text:style-name="P28">drwxrwxr-x 1000/1000 <text:s text:c="8"/>0 2019-09-24 00:38 test/</text:p>
      <text:p text:style-name="P28">-rw-rw-r-- 1000/1000 <text:s text:c="3"/>545730 2019-09-24 00:38 test/main.js</text:p>
      <text:p text:style-name="P28">-rw-rw-r-- 1000/1000 <text:s text:c="5"/>4590 2019-09-24 00:38 test/settings.js</text:p>
      <text:p text:style-name="P28">-rw-rw-r-- 1000/1000 <text:s text:c="6"/>609 2019-09-24 00:38 test/c_cpp_properties.json</text:p>
      <text:p text:style-name="P28">-rw-rw-r-- 1000/1000 <text:s text:c="6"/>157 2019-09-24 00:38 test/cpptools.json</text:p>
      <text:p text:style-name="P28">-rw-rw-r-- 1000/1000 <text:s text:c="5"/>1734 2019-09-24 00:38 test/package.json</text:p>
      <text:p text:style-name="P28">-rw-rw-r-- 1000/1000 <text:s text:c="5"/>1584 2019-09-24 00:38 test/runtime.json</text:p>
      <text:p text:style-name="P28">[sakost@sakost-pc ~]$ tar -xf arch.tar </text:p>
      <text:p text:style-name="P28">[sakost@sakost-pc ~]$ cd test</text:p>
      <text:p text:style-name="P28">[sakost@sakost-pc test]$ rm settings.js </text:p>
      <text:p text:style-name="P28">[sakost@sakost-pc test]$ mv main.js test_main.js</text:p>
      <text:p text:style-name="P28">[sakost@sakost-pc test]$ cd ..</text:p>
      <text:p text:style-name="P28">[sakost@sakost-pc ~]$ tar -czf test.tar.gz test/</text:p>
      <text:p text:style-name="P28">[sakost@sakost-pc ~]$ sftp stud@13.93.89.143</text:p>
      <text:p text:style-name="P28">stud@13.93.89.143's password: </text:p>
      <text:p text:style-name="P28">Connected to stud@13.93.89.143.</text:p>
      <text:p text:style-name="P28">sftp&gt; cd code22</text:p>
      <text:p text:style-name="P28">sftp&gt; put test.tar.gz</text:p>
      <text:p text:style-name="P28">Uploading test.tar.gz to /home/stud/code22/test.tar.gz</text:p>
      <text:p text:style-name="P28">test.tar.gz <text:s text:c="36"/>100% <text:s/>145KB 610.3KB/s <text:s text:c="2"/>00:00 <text:s text:c="3"/></text:p>
      <text:p text:style-name="P28">sftp&gt; exit</text:p>
      <text:p text:style-name="P28">[sakost@sakost-pc ~]$ ssh stud@13.93.89.143 <text:s text:c="28"/></text:p>
      <text:p text:style-name="P28">stud@13.93.89.143's password: </text:p>
      <text:p text:style-name="P28">Welcome to Ubuntu 18.04.3 LTS (GNU/Linux 5.0.0-1018-azure x86_64)</text:p>
      <text:p text:style-name="P28"/>
      <text:p text:style-name="P28"><text:s/>* Documentation: <text:s/>https://help.ubuntu.com</text:p>
      <text:p text:style-name="P28"><text:s/>* Management: <text:s text:c="4"/>https://landscape.canonical.com</text:p>
      <text:p text:style-name="P28"><text:s/>* Support: <text:s text:c="7"/>https://ubuntu.com/advantage</text:p>
      <text:p text:style-name="P28"/>
      <text:p text:style-name="P28"><text:s text:c="2"/>System information as of Mon Sep 23 21:41:10 UTC 2019</text:p>
      <text:p text:style-name="P28"/>
      <text:p text:style-name="P28"><text:s text:c="2"/>System load: <text:s/>0.0 <text:s text:c="14"/>Processes: <text:s text:c="10"/>139</text:p>
      <text:p text:style-name="P28"><text:s text:c="2"/>Usage of /: <text:s text:c="2"/>6.6% of 28.90GB <text:s text:c="2"/>Users logged in: <text:s text:c="4"/>1</text:p>
      <text:p text:style-name="P28"><text:s text:c="2"/>Memory usage: 3% <text:s text:c="15"/>IP address for eth0: 10.0.1.4</text:p>
      <text:p text:style-name="P28"><text:s text:c="2"/>Swap usage: <text:s text:c="2"/>0%</text:p>
      <text:p text:style-name="P28"/>
      <text:p text:style-name="P28"><text:s/>* Congrats to the Kubernetes community on 1.16 beta 1! Now available</text:p>
      <text:p text:style-name="P28"><text:s text:c="3"/>in MicroK8s for evaluation and testing, with upgrades to RC and GA</text:p>
      <text:p text:style-name="P28"/>
      <text:p text:style-name="P28"><text:soft-page-break/><text:s text:c="5"/>snap info microk8s</text:p>
      <text:p text:style-name="P28"/>
      <text:p text:style-name="P28"><text:s/>* Canonical Livepatch is available for installation.</text:p>
      <text:p text:style-name="P28"><text:s text:c="3"/>- Reduce system reboots and improve kernel security. Activate at:</text:p>
      <text:p text:style-name="P28"><text:s text:c="5"/>https://ubuntu.com/livepatch</text:p>
      <text:p text:style-name="P28"/>
      <text:p text:style-name="P28">7 packages can be updated.</text:p>
      <text:p text:style-name="P28">0 updates are security updates.</text:p>
      <text:p text:style-name="P28"/>
      <text:p text:style-name="P28"/>
      <text:p text:style-name="P28">*** System restart required ***</text:p>
      <text:p text:style-name="P28">Last login: Mon Sep 23 21:37:31 2019 from 217.172.22.87</text:p>
      <text:p text:style-name="P28">stud@ubuntumsft:~$ cd code22</text:p>
      <text:p text:style-name="P28">stud@ubuntumsft:~/code22$ tar -xzf test.tar.gz </text:p>
      <text:p text:style-name="P28">stud@ubuntumsft:~/code22$ ls -alhF</text:p>
      <text:p text:style-name="P28">total 1.8M</text:p>
      <text:p text:style-name="P28">drwxrwxr-x <text:s/>3 stud stud 4.0K Sep 23 21:40 ./</text:p>
      <text:p text:style-name="P28">drwxr-xr-x 39 stud stud 4.0K Sep 23 21:18 ../</text:p>
      <text:p text:style-name="P28">-rw-rw-r-- <text:s/>1 stud stud <text:s/>12K Sep <text:s/>8 12:29 LICENSE.txt</text:p>
      <text:p text:style-name="P28">-rw-rw-r-- <text:s/>1 stud stud 3.0K Sep <text:s/>8 12:29 README.md</text:p>
      <text:p text:style-name="P28">-rw-rw-r-- <text:s/>1 stud stud 9.4K Sep <text:s/>8 12:29 ReleaseNotes.html</text:p>
      <text:p text:style-name="P28">-rw-rw-r-- <text:s/>1 stud stud 1.6K Sep <text:s/>8 12:29 ThirdPartyNotices.txt</text:p>
      <text:p text:style-name="P28">-rw-rw-r-- <text:s/>1 stud stud 550K Sep 23 21:38 arch.tar</text:p>
      <text:p text:style-name="P28">-rw-rw-r-- <text:s/>1 stud stud <text:s/>609 Sep <text:s/>8 12:29 c_cpp_properties.json</text:p>
      <text:p text:style-name="P28">-rw-rw-r-- <text:s/>1 stud stud <text:s/>508 Sep <text:s/>8 12:29 code.cpp</text:p>
      <text:p text:style-name="P28">-rw-rw-r-- <text:s/>1 stud stud <text:s text:c="2"/>81 Sep <text:s/>8 12:29 cpp.hint</text:p>
      <text:p text:style-name="P28">-rw-rw-r-- <text:s/>1 stud stud <text:s/>157 Sep <text:s/>8 12:29 cpptools.json</text:p>
      <text:p text:style-name="P28">-rw-rw-r-- <text:s/>1 stud stud 9.0K Sep <text:s/>8 12:29 dotnet_library_license.txt</text:p>
      <text:p text:style-name="P28">-rw-rw-r-- <text:s/>1 stud stud <text:s/>618 Sep <text:s/>8 12:29 ev-metadata.xml</text:p>
      <text:p text:style-name="P28">-rw-rw-r-- <text:s/>1 stud stud <text:s/>229 Sep <text:s/>8 12:29 loop.cpp</text:p>
      <text:p text:style-name="P28">-rw-rw-r-- <text:s/>1 stud stud 533K Sep <text:s/>8 12:29 main.js</text:p>
      <text:p text:style-name="P28">-rw-rw-r-- <text:s/>1 stud stud 447K Sep <text:s/>8 12:29 msvcp140.dll</text:p>
      <text:p text:style-name="P28">-rw-rw-r-- <text:s/>1 stud stud 1.7K Sep <text:s/>8 12:29 package.json</text:p>
      <text:p text:style-name="P28">-rw-rw-r-- <text:s/>1 stud stud 1.6K Sep <text:s/>8 12:29 runtime.json</text:p>
      <text:p text:style-name="P28">-rw-rw-r-- <text:s/>1 stud stud 4.5K Sep <text:s/>8 12:29 settings.js</text:p>
      <text:p text:style-name="P28">drwxr-xr-x <text:s/>2 stud stud 4.0K Sep 23 21:39 test/</text:p>
      <text:p text:style-name="P28">-rw-r--r-- <text:s/>1 stud stud 145K Sep 23 21:40 test.tar.gz</text:p>
      <text:p text:style-name="P28">stud@ubuntumsft:~/code22$ exit</text:p>
      <text:p text:style-name="P28">logout</text:p>
      <text:p text:style-name="P28">Connection to 13.93.89.143 closed.</text:p>
      <text:p text:style-name="Standard"><text:span text:style-name="T24">[sakost@sakost-pc ~]$</text:span><text:span text:style-name="T25"> exit</text:span></text:p>
      <text:p text:style-name="P18"/>
      <text:p text:style-name="P19"/>
      <text:list xml:id="list102438936632132" text:continue-numbering="true" text:style-name="WW8Num1">
        <text:list-item>
          <text:p text:style-name="P29"><text:span text:style-name="T15">Дневник отладки</text:span><text:span text:style-name="T12"> должен содержать дату и время сеансов отладки, и основные ошибки (ошибки в сценарии и программе, не стандартные операции) и 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/text:span>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row table:style-name="Таблица2.1">
          <table:table-cell table:style-name="Таблица2.A1" office:value-type="string">
            <text:p text:style-name="P20">№</text:p>
          </table:table-cell>
          <table:table-cell table:style-name="Таблица2.A1" office:value-type="string">
            <text:p text:style-name="P20">Лаб.</text:p>
            <text:p text:style-name="P20">или</text:p>
            <text:p text:style-name="P20">дом.</text:p>
          </table:table-cell>
          <table:table-cell table:style-name="Таблица2.A1" office:value-type="string">
            <text:p text:style-name="P20">Дата</text:p>
          </table:table-cell>
          <table:table-cell table:style-name="Таблица2.A1" office:value-type="string">
            <text:p text:style-name="P20">Время</text:p>
          </table:table-cell>
          <table:table-cell table:style-name="Таблица2.A1" office:value-type="string">
            <text:p text:style-name="P20">Событие</text:p>
          </table:table-cell>
          <table:table-cell table:style-name="Таблица2.A1" office:value-type="string">
            <text:p text:style-name="P20">Действие по исправлению</text:p>
          </table:table-cell>
          <table:table-cell table:style-name="Таблица2.G1" office:value-type="string">
            <text:p text:style-name="P20">Примечание</text:p>
          </table:table-cell>
        </table:table-row>
        <table:table-row table:style-name="Таблица2.1">
          <table:table-cell table:style-name="Таблица2.A1" office:value-type="string">
            <text:p text:style-name="P5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<text:soft-page-break/></text:p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  <table:table-cell table:style-name="Таблица2.A1" office:value-type="string">
            <text:p text:style-name="P5"/>
          </table:table-cell>
          <table:table-cell table:style-name="Таблица2.A1" office:value-type="string">
            <text:p text:style-name="P5"/>
          </table:table-cell>
          <table:table-cell table:style-name="Таблица2.A1" office:value-type="string">
            <text:p text:style-name="P5"/>
          </table:table-cell>
          <table:table-cell table:style-name="Таблица2.A1" office:value-type="string">
            <text:p text:style-name="P5"/>
          </table:table-cell>
          <table:table-cell table:style-name="Таблица2.A1" office:value-type="string">
            <text:p text:style-name="P5"/>
          </table:table-cell>
          <table:table-cell table:style-name="Таблица2.G1" office:value-type="string">
            <text:p text:style-name="P5"/>
          </table:table-cell>
        </table:table-row>
      </table:table>
      <text:p text:style-name="P4"/>
      <text:list xml:id="list102439906442922" text:continue-numbering="true" text:style-name="WW8Num1">
        <text:list-item>
          <text:p text:style-name="P29"><text:span text:style-name="T6">Замечание автора по существу работы </text:span><text:span text:style-name="T12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  </text:list-item>
        <text:list-item>
          <text:p text:style-name="P29"><text:span text:style-name="T6">Выводы <text:s/></text:span><text:span text:style-name="T12"><text:tab/></text:span><text:span text:style-name="T11">закрепил навыки подключения и управления удалённой машиной, а также копированием, изменением и удалением файлов на ней. Укрепил знания владения архиваторами pax и tar</text:span><text:span text:style-name="T12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  </text:list-item>
      </text:list>
      <text:p text:style-name="P22"><text:span text:style-name="T6">Недочеты, допущенные при выполнении задания, могут быть устранены следующим образом : </text:span><text:span text:style-name="T12"><text:tab/>недочёты не были допущены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3"/>
      <text:p text:style-name="P25"><text:span text:style-name="T6">Подпись студента </text:span><text:span text:style-name="T12"><text:tab/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Droid Sans Devanagari2" svg:font-family="'Droid Sans Devanagari'" style:font-pitch="variable"/>
    <style:font-face style:name="Droid Sans Fallback1" svg:font-family="'Droid Sans Fallbac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list-style-name="" style:class="text">
      <style:paragraph-properties fo:margin-left="0cm" fo:margin-right="0cm" fo:text-align="start" style:justify-single-word="false" fo:orphans="2" fo:widows="2" fo:hyphenation-ladder-count="no-limit" fo:text-indent="0cm" style:auto-text-indent="false" style:text-autospace="ideograph-alpha" style:punctuation-wrap="hanging" style:line-break="strict" style:vertical-align="auto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style:language-complex="ru" style:country-complex="RU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Droid Sans Devanagari2" style:font-family-complex="'Droid Sans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roid Sans Devanagari1" style:font-family-complex="'Droid Sans Devanagari'" style:font-family-generic-complex="swiss"/>
    </style:style>
    <style:style style:name="Balloon_20_Text" style:display-name="Balloon Text" style:family="paragraph" style:parent-style-name="Standard" style:list-style-name="">
      <style:paragraph-properties fo:margin-left="0cm" fo:margin-right="0cm" fo:text-align="start" style:justify-single-word="false" fo:orphans="2" fo:widows="2" fo:text-indent="0cm" style:auto-text-indent="false" style:text-autospace="ideograph-alpha" style:punctuation-wrap="hanging" style:line-break="strict" style:vertical-align="auto" style:writing-mode="lr-tb"/>
      <style:text-properties style:font-name="Tahoma" fo:font-family="Tahoma" style:font-family-generic="swiss" style:font-pitch="variable" fo:font-size="8pt" fo:language="ru" fo:country="RU" style:font-name-asian="Tahoma" style:font-family-asian="Tahoma" style:font-family-generic-asian="swiss" style:font-pitch-asian="variable" style:font-size-asian="8pt" style:language-asian="ru" style:country-asian="RU" style:font-name-complex="Times New Roman" style:font-family-complex="'Times New Roman'" style:font-family-generic-complex="roman" style:font-pitch-complex="variable" style:font-size-complex="8pt" style:language-complex="ru" style:country-complex="RU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WW8Num1z0" style:family="text">
      <style:text-properties style:font-name="Times New Roman" fo:font-family="'Times New Roman'" style:font-family-generic="roman" style:font-pitch="variable" fo:font-size="10pt" style:text-underline-style="none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Шрифт_20_абзаца_20_по_20_умолчанию" style:display-name="Шрифт абзаца по умолчанию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landscape" fo:margin-top="2cm" fo:margin-bottom="1.268cm" fo:margin-left="3cm" fo:margin-right="1.499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0T11:55:15.120000000</meta:creation-date>
    <dc:date>2019-12-31T10:24:37.872176392</dc:date>
    <meta:print-date>1995-11-21T17:41:00</meta:print-date>
    <meta:editing-cycles>7</meta:editing-cycles>
    <meta:editing-duration>PT5H37M5S</meta:editing-duration>
    <meta:generator>LibreOffice/6.2.8.2$Linux_X86_64 LibreOffice_project/20$Build-2</meta:generator>
    <meta:document-statistic meta:table-count="2" meta:image-count="0" meta:object-count="0" meta:page-count="5" meta:paragraph-count="210" meta:word-count="1290" meta:character-count="9834" meta:non-whitespace-character-count="7882"/>
  </office:meta>
</office:document-meta>
</file>